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98eb8" officeooo:paragraph-rsid="00098eb8"/>
    </style:style>
    <style:style style:name="P2" style:family="paragraph" style:parent-style-name="Standard" style:list-style-name="L1">
      <style:text-properties style:text-line-through-style="solid" style:text-line-through-type="single" officeooo:rsid="00095957" officeooo:paragraph-rsid="00095957" style:font-size-asian="10.5pt"/>
    </style:style>
    <style:style style:name="P3" style:family="paragraph" style:parent-style-name="Standard" style:list-style-name="L1">
      <style:text-properties style:text-line-through-style="solid" style:text-line-through-type="single" officeooo:rsid="00098eb8" officeooo:paragraph-rsid="00098eb8" style:font-size-asian="10.5pt"/>
    </style:style>
    <style:style style:name="P4" style:family="paragraph" style:parent-style-name="Standard" style:list-style-name="L1">
      <style:text-properties style:text-line-through-style="solid" style:text-line-through-type="single" officeooo:rsid="00098eb8" officeooo:paragraph-rsid="00098eb8"/>
    </style:style>
    <style:style style:name="P5" style:family="paragraph" style:parent-style-name="Standard" style:list-style-name="L1">
      <style:text-properties style:text-line-through-style="solid" style:text-line-through-type="single" officeooo:rsid="00098eb8" officeooo:paragraph-rsid="00147b9a"/>
    </style:style>
    <style:style style:name="P6" style:family="paragraph" style:parent-style-name="Standard" style:list-style-name="L1">
      <style:text-properties style:text-line-through-style="solid" style:text-line-through-type="single" officeooo:rsid="000bcde6" officeooo:paragraph-rsid="000bcde6"/>
    </style:style>
    <style:style style:name="P7" style:family="paragraph" style:parent-style-name="Standard" style:list-style-name="L1">
      <style:text-properties style:text-line-through-style="solid" style:text-line-through-type="single" officeooo:rsid="0013bf42" officeooo:paragraph-rsid="00147b9a"/>
    </style:style>
    <style:style style:name="P8" style:family="paragraph" style:parent-style-name="Standard" style:list-style-name="L1">
      <style:text-properties style:text-line-through-style="solid" style:text-line-through-type="single" officeooo:rsid="00115208" officeooo:paragraph-rsid="00115208"/>
    </style:style>
    <style:style style:name="P9" style:family="paragraph" style:parent-style-name="Standard" style:list-style-name="L1">
      <style:text-properties officeooo:rsid="0010d0bb" officeooo:paragraph-rsid="0010d0bb"/>
    </style:style>
    <style:style style:name="T1" style:family="text">
      <style:text-properties officeooo:rsid="00098eb8"/>
    </style:style>
    <style:style style:name="T2" style:family="text">
      <style:text-properties officeooo:rsid="000ea3e0"/>
    </style:style>
    <style:style style:name="T3" style:family="text">
      <style:text-properties officeooo:rsid="000facc2"/>
    </style:style>
    <style:style style:name="T4" style:family="text">
      <style:text-properties officeooo:rsid="00115208"/>
    </style:style>
    <style:style style:name="T5" style:family="text">
      <style:text-properties officeooo:rsid="00179068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style:text-line-through-style="solid" style:text-line-through-type="single" officeooo:rsid="001152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628199621551365937" text:style-name="L1">
        <text:list-item>
          <text:p text:style-name="P2">High-level motivation: demand o<text:span text:style-name="T1">n the output of a computation varies</text:span></text:p>
          <text:list>
            <text:list-item>
              <text:p text:style-name="P3">Example: expanding a UI</text:p>
            </text:list-item>
          </text:list>
        </text:list-item>
        <text:list-item>
          <text:p text:style-name="P4">Computations also make demands on sub-computations</text:p>
          <text:list>
            <text:list-item>
              <text:p text:style-name="P4">E.g. case expression in order to decide which branch to take</text:p>
            </text:list-item>
            <text:list-item>
              <text:p text:style-name="P4">Or function defined by equations &amp; pattern-matching</text:p>
            </text:list-item>
          </text:list>
        </text:list-item>
        <text:list-item>
          <text:p text:style-name="P5">Demand is like a form of slicing</text:p>
          <text:list>
            <text:list-item>
              <text:p text:style-name="P5">Example: zipW (although that also shows “demand” on functions)</text:p>
            </text:list-item>
          </text:list>
        </text:list-item>
        <text:list-item>
          <text:p text:style-name="P7">Currently if I want more output after running a lazy program I need to explicitly pick an unevaluated subterm and evaluate it. But this is outside of the scope of the language.</text:p>
        </text:list-item>
        <text:list-item>
          <text:p text:style-name="P4">Inspired by these intuitions we define a language where the notion of the “active demand” is made explicit</text:p>
          <text:list>
            <text:list-item>
              <text:p text:style-name="P9"><text:span text:style-name="T6">Tries represent sets of (partial) values [example - </text:span><text:span text:style-name="T7">and cite Hinze]</text:span></text:p>
            </text:list-item>
            <text:list-item>
              <text:p text:style-name="P8">Traditional pattern-match<text:span text:style-name="T5">es</text:span> can be interpreted as trie over expressions</text:p>
            </text:list-item>
            <text:list-item>
              <text:p text:style-name="P6">Initially big-step, call-by-name</text:p>
            </text:list-item>
          </text:list>
        </text:list-item>
        <text:list-item>
          <text:p text:style-name="P4">TODO</text:p>
          <text:list>
            <text:list-item>
              <text:p text:style-name="P6">Call-by-need <text:span text:style-name="T2">(requires fancy lattice-based memoisation)</text:span></text:p>
            </text:list-item>
            <text:list-item>
              <text:p text:style-name="P4">Small-step operational semantics</text:p>
            </text:list-item>
            <text:list-item>
              <text:p text:style-name="P4">“Differential” demands model changes in demand [example, <text:span text:style-name="T3">using differential trie and differential derivation?</text:span>]</text:p>
            </text:list-item>
            <text:list-item>
              <text:p text:style-name="P4">Differential operational semantics computes output delta using the additional steps required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4T09:48:23.308925894</meta:creation-date>
    <meta:generator>LibreOffice/4.2.7.2$Linux_X86_64 LibreOffice_project/420m0$Build-2</meta:generator>
    <dc:date>2014-12-08T12:23:34.039584120</dc:date>
    <meta:editing-duration>PT6H27M14S</meta:editing-duration>
    <meta:editing-cycles>17</meta:editing-cycles>
    <meta:document-statistic meta:table-count="0" meta:image-count="0" meta:object-count="0" meta:page-count="1" meta:paragraph-count="17" meta:word-count="177" meta:character-count="1107" meta:non-whitespace-character-count="964"/>
  </office:meta>
</office:document-meta>
</file>